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5.2cm">
          <draw:text-box>
            <text:p>Bruhin Morgan<text:line-break/>Mentha Max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text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'an passé, Florian Gandor et Akio Schoorl ont développé un model de dévellopement des larves</text:p>
                <text:list>
                  <text:list-item>
                    <text:p>A la fois spatial et temporel (où et quand)</text:p>
                  </text:list-item>
                  <text:list-item>
                    <text:p>Pas de dimension prévisionnelle ( présent et passé ) =&gt; phase de calib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ette année, nous sommes chargé de poursuivre leur travail axé spécialement sur deux points :</text:p>
                <text:list>
                  <text:list-item>
                    <text:p>Intégration de données prévisionnelles à au moins 3 jours.</text:p>
                  </text:list-item>
                  <text:list-item>
                    <text:p>Amélioration de la représentation des résultats.</text:p>
                  </text:list-item>
                </text:list>
              </text:list-item>
              <text:list-item>
                <text:p>Dans la mesure du possible, améliorer certaines hypothèses ou paramètres de simulation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du contexte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ycle de vie <text:span text:style-name="T1">Aedes Vexans</text:span></text:p>
                <text:list>
                  <text:list-item>
                    <text:p><text:span text:style-name="T2">Ponte d’œufs dans les sols humides</text:span></text:p>
                  </text:list-item>
                  <text:list-item>
                    <text:p><text:span text:style-name="T2">Éclosion lors de crues</text:span></text:p>
                  </text:list-item>
                  <text:list-item>
                    <text:p><text:span text:style-name="T2">Succession de quatre stades de larves (L1 - L4) avant celui de nymphe et finalement de moustique adulte</text:span></text:p>
                  </text:list-item>
                  <text:list-item>
                    <text:p><text:span text:style-name="T2">Chacun des stades L1 à L4 vit exclusivement dans l'eau</text:span></text:p>
                  </text:list-item>
                </text:list>
              </text:list-item>
              <text:list-item>
                <text:p><text:span text:style-name="T2">Principe du Bti</text:span></text:p>
                <text:list>
                  <text:list-item>
                    <text:p><text:span text:style-name="T2">Bactérie produisant des cristaux de composés toxiques</text:span></text:p>
                  </text:list-item>
                  <text:list-item>
                    <text:p><text:span text:style-name="T2">Libération après ingestion par la larve.</text:span></text:p>
                  </text:list-item>
                </text:list>
              </text:list-item>
              <text:list-item>
                <text:p><text:span text:style-name="T2">Contrainte : les larves doivent encore se nourrir pour être affectée</text:span></text:p>
                <text:list>
                  <text:list-item>
                    <text:p><text:span text:style-name="T2">Les stades intermédaires, L2 et L3</text:span></text:p>
                  </text:list-item>
                  <text:list-item>
                    <text:p><text:span text:style-name="T2">Au cours du stade L4, la larve se nourrit toujours mais efficacité du traitement rédu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de niveaux d'eau du lac</text:p>
                  </text:list-item>
                  <text:list-item>
                    <text:p>Série de température d'eau</text:p>
                  </text:list-item>
                </text:list>
              </text:list-item>
              <text:list-item>
                <text:p>Sorties :</text:p>
                <text:list>
                  <text:list-item>
                    <text:p>Cartes de la progression des stades larvaires par jours</text:p>
                  </text:list-item>
                  <text:list-item>
                    <text:p>Cartes des surfaces inondées par j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s'exécute chaque jour et recalcule un certains nombre de paramètres.</text:p>
              </text:list-item>
              <text:list-item>
                <text:p>Points principaux de l'algorithme :</text:p>
                <text:list>
                  <text:list-item>
                    <text:p>Extraction des surfaces inondées</text:p>
                  </text:list-item>
                  <text:list-item>
                    <text:p>Si inondé, activation de la croissance larvaire (éclosion)</text:p>
                  </text:list-item>
                  <text:list-item>
                    <text:p>Ensuite la croissance est calculée comme étant la proportion de croissance achevée en un jour à la température donnée</text:p>
                  </text:list-item>
                  <text:list-item>
                    <text:p>Si le niveau du lac redescend, les larves migrent avec l'eau et se concentrent dans les dépressions du terrain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1)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2H4M58S</meta:editing-duration>
    <meta:editing-cycles>10</meta:editing-cycles>
    <meta:generator>LibreOffice/4.2.7.2$Linux_x86 LibreOffice_project/420m0$Build-2</meta:generator>
    <dc:date>2015-04-29T13:18:31.037620383</dc:date>
    <meta:document-statistic meta:object-count="65"/>
  </office:meta>
</office:document-meta>
</file>